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nguages and Machines</text:p>
      <text:p text:style-name="P1">Chap 14: 1cd, 2, 3cd, 7a, 8c, 9, 10 </text:p>
      <text:p text:style-name="P1"/>
      <text:p text:style-name="P2">1.</text:p>
      <text:p text:style-name="P3">(c)</text:p>
      <text:p text:style-name="P3">(n^3+2n)(n+5)/n^2 =</text:p>
      <text:p text:style-name="P3">(n^4+5n^3+2n^2+10n)/n^2 =</text:p>
      <text:p text:style-name="P3">n(n^3+5n^2+2n+10)/n^2 =</text:p>
      <text:p text:style-name="P3">n^2 + 5n + 2 + 10/n</text:p>
      <text:p text:style-name="P3">quadratic</text:p>
      <text:p text:style-name="P3">(d)</text:p>
      <text:p text:style-name="P3">factorial</text:p>
      <text:p text:style-name="P4">2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pm1">
      <style:header>
        <text:p text:style-name="Header">J Bolton<text:tab/><text:tab/>Ch 14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11-05-19T20:27:16</meta:creation-date>
    <dc:date>2011-05-19T20:50:58</dc:date>
    <meta:editing-cycles>5</meta:editing-cycles>
    <meta:editing-duration>PT23M4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3" meta:word-count="53" meta:character-count="187"/>
  </office:meta>
</office:document-meta>
</file>